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3" calcext:value-type="float">
            <text:p>43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3" calcext:value-type="float">
            <text:p>43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>11</text:p>
          </table:table-cell>
          <table:table-cell table:style-name="ce7" table:formula="of:=SUM([.F7];[.I7];[.L7];[.O7];[.R7];[.U7];[.X7];[.AA7];[.AD7])" office:value-type="float" office:value="26.5" calcext:value-type="float">
            <text:p>26,5</text:p>
          </table:table-cell>
          <table:table-cell table:style-name="ce7" table:formula="of:=SUM([.G7];[.J7];[.M7];[.P7];[.S7];[.V7];[.Y7];[.AB7];[.AE7])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0.5" calcext:value-type="float">
            <text:p>10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20:26:03.50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4-16T11:32:48Z</meta:creation-date>
    <dc:date>2016-01-04T20:26:49.178000000</dc:date>
    <meta:editing-cycles>40</meta:editing-cycles>
    <meta:editing-duration>PT3H22M39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